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393ae" officeooo:paragraph-rsid="001393ae"/>
    </style:style>
    <style:style style:name="P2" style:family="paragraph" style:parent-style-name="Heading_20_1">
      <style:text-properties officeooo:rsid="00188c97" officeooo:paragraph-rsid="00188c97"/>
    </style:style>
    <style:style style:name="P3" style:family="paragraph" style:parent-style-name="Heading_20_1">
      <style:text-properties officeooo:rsid="00197139" officeooo:paragraph-rsid="00197139"/>
    </style:style>
    <style:style style:name="P4" style:family="paragraph" style:parent-style-name="Heading_20_1">
      <style:text-properties officeooo:rsid="00197139" officeooo:paragraph-rsid="001e8079"/>
    </style:style>
    <style:style style:name="P5" style:family="paragraph" style:parent-style-name="Heading_20_1">
      <style:text-properties officeooo:rsid="00222f0e" officeooo:paragraph-rsid="00222f0e"/>
    </style:style>
    <style:style style:name="P6" style:family="paragraph" style:parent-style-name="Text_20_body">
      <style:text-properties officeooo:rsid="001393ae" officeooo:paragraph-rsid="001393ae"/>
    </style:style>
    <style:style style:name="P7" style:family="paragraph" style:parent-style-name="Text_20_body">
      <style:text-properties officeooo:rsid="00197139" officeooo:paragraph-rsid="00197139"/>
    </style:style>
    <style:style style:name="P8" style:family="paragraph" style:parent-style-name="Text_20_body">
      <style:text-properties officeooo:rsid="0019f266" officeooo:paragraph-rsid="0019f266"/>
    </style:style>
    <style:style style:name="P9" style:family="paragraph" style:parent-style-name="Text_20_body">
      <style:text-properties officeooo:rsid="001e8079" officeooo:paragraph-rsid="001e8079"/>
    </style:style>
    <style:style style:name="P10" style:family="paragraph" style:parent-style-name="Text_20_body">
      <style:text-properties officeooo:paragraph-rsid="00222f0e"/>
    </style:style>
    <style:style style:name="T1" style:family="text">
      <style:text-properties officeooo:rsid="00157c22"/>
    </style:style>
    <style:style style:name="T2" style:family="text">
      <style:text-properties officeooo:rsid="00197139"/>
    </style:style>
    <style:style style:name="T3" style:family="text">
      <style:text-properties officeooo:rsid="001a79ec"/>
    </style:style>
    <style:style style:name="T4" style:family="text">
      <style:text-properties officeooo:rsid="001bd429"/>
    </style:style>
    <style:style style:name="T5" style:family="text">
      <style:text-properties officeooo:rsid="001cc6e1"/>
    </style:style>
    <style:style style:name="T6" style:family="text">
      <style:text-properties officeooo:rsid="001e8079"/>
    </style:style>
    <style:style style:name="T7" style:family="text">
      <style:text-properties officeooo:rsid="0020076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andora Use-cases</text:p>
      <text:p text:style-name="Text_20_body"/>
      <text:h text:style-name="P1" text:outline-level="1"><text:span text:style-name="T2">SAG</text:span>: Scenario UC1S1(V3)_AB</text:h>
      <text:p text:style-name="P6">They essentially need enough training data to perform anomaly/fault detection. But they lack the amount of training data needed to do prediction. Thus, they require a synthetic data generation model, to be able to synthesize both normal data points (regular working conditions) and anomalous data points (infrastructure failures). <text:span text:style-name="T1">From what I understand, the data is multiple features, tabular data specifically.</text:span></text:p>
      <text:h text:style-name="P2" text:outline-level="1">EAB: Scenario 0.3_UC2S1 Clean</text:h>
      <text:p text:style-name="P7">They describe that they need synthetic IoT data of the environment, but they don’t clarify what that format that data is. Someone asked that specific question, but they seem to need synthetic data of some kind.</text:p>
      <text:h text:style-name="P3" text:outline-level="1">PCL: Scenario 1- eab</text:h>
      <text:p text:style-name="P8">This use case is about synthetic data generation, specifically images from a physical camera setup. They need synthetic datasets to later train a classifier. <text:span text:style-name="T3">They want a synthetic model that can synthesize both “good” and “faulty” parts. </text:span><text:span text:style-name="T4">I don’t think they want anomaly detection in this scenario, but they mention also faulty without specifically asking for anomaly/fault detection. The hypothesized synthetic model, should be able to produce all distinct categories of the original dataset. They also raise some questions, like “ how many data samples are enough for efficient synthetic data generation”, “do synthetic and real data correlate” and “will the classifier be efficient to unseen real data, being trained on synthetic”. </text:span><text:span text:style-name="T5">These questions, I believe, can be answered with GANs.</text:span></text:p>
      <text:h text:style-name="P4" text:outline-level="1">PCL: Scenario <text:span text:style-name="T6">2</text:span>- eab</text:h>
      <text:p text:style-name="P9">This use case is also about synthetic data generation, and also images. They want to synthesize image data based on CAD drawings/3D models. <text:span text:style-name="T7">I don’t understand what they want the synthetic data to be, of what format. Would it be images of the CAD drawings or the product itself? If it would be images from CAD drawings/3D models, I can think of image-to-image translation with GANS, where a model can get input of a CAD drawing, for example, and output a real image of the product. If the case is about synthetizing CAD drawings from input CAD drawings, then this would be a simpler problem, but still a syntehtic image generation process with GANs.</text:span></text:p>
      <text:h text:style-name="P5" text:outline-level="1">FRA: Doesn’t seem to have a T3.1 scenario</text:h>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30T10:24:36.706483910</meta:creation-date>
    <dc:date>2024-09-30T11:56:16.197359237</dc:date>
    <meta:editing-duration>PT1H11M7S</meta:editing-duration>
    <meta:editing-cycles>13</meta:editing-cycles>
    <meta:generator>LibreOffice/24.2.5.2$Linux_X86_64 LibreOffice_project/420$Build-2</meta:generator>
    <meta:document-statistic meta:table-count="0" meta:image-count="0" meta:object-count="0" meta:page-count="1" meta:paragraph-count="10" meta:word-count="356" meta:character-count="2211" meta:non-whitespace-character-count="1865"/>
  </office:meta>
</office:document-meta>
</file>